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1.778cm" svg:x="7.405cm" svg:y="1.942cm">
          <text:p text:style-name="P1">Εξόρυξης Γνώσης Από Δεδομένα <text:s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2.413cm" svg:x="3.286cm" svg:y="6.08cm">
          <text:p text:style-name="P1">Τεχνικές της </text:p>
          <text:p text:style-name="P1">Προβλεπτικής Εξόρυξης </text:p>
          <text:p text:style-name="P1">Δεδομένων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32cm" svg:y1="8.493cm" svg:x2="16.875cm" svg:y2="9.255cm">
          <text:p/>
        </draw:line>
        <draw:line draw:style-name="gr2" draw:text-style-name="P1" draw:layer="layout" svg:x1="21.321cm" svg:y1="8.396cm" svg:x2="18.272cm" svg:y2="12.303cm">
          <text:p/>
        </draw:line>
        <draw:line draw:style-name="gr2" draw:text-style-name="P1" draw:layer="layout" svg:x1="21.322cm" svg:y1="8.396cm" svg:x2="21.828cm" svg:y2="11.795cm">
          <text:p/>
        </draw:line>
        <draw:line draw:style-name="gr2" draw:text-style-name="P1" draw:layer="layout" svg:x1="20.939cm" svg:y1="8.366cm" svg:x2="26.146cm" svg:y2="9.636cm">
          <text:p/>
        </draw:line>
        <draw:line draw:style-name="gr2" draw:text-style-name="P1" draw:layer="layout" svg:x1="13.573cm" svg:y1="3.667cm" svg:x2="21.574cm" svg:y2="6.08cm">
          <text:p/>
        </draw:line>
        <draw:line draw:style-name="gr2" draw:text-style-name="P1" draw:layer="layout" svg:x1="13.573cm" svg:y1="3.667cm" svg:x2="6.715cm" svg:y2="6.08cm">
          <text:p/>
        </draw:line>
        <draw:line draw:style-name="gr2" draw:text-style-name="P1" draw:layer="layout" svg:x1="6.588cm" svg:y1="8.493cm" svg:x2="2.778cm" svg:y2="9.636cm">
          <text:p/>
        </draw:line>
        <draw:line draw:style-name="gr2" draw:text-style-name="P1" draw:layer="layout" svg:x1="6.589cm" svg:y1="8.493cm" svg:x2="6.334cm" svg:y2="11.668cm">
          <text:p/>
        </draw:line>
        <draw:line draw:style-name="gr2" draw:text-style-name="P1" draw:layer="layout" svg:x1="6.715cm" svg:y1="8.493cm" svg:x2="10.398cm" svg:y2="9.382cm">
          <text:p/>
        </draw:line>
        <draw:custom-shape draw:style-name="gr1" draw:text-style-name="P1" draw:layer="layout" svg:width="7.366cm" svg:height="2.413cm" svg:x="17.786cm" svg:y="6.08cm">
          <text:p text:style-name="P1">Τεχνικές της </text:p>
          <text:p text:style-name="P1">Περιγραφικής <text:s/>Εξόρυξης </text:p>
          <text:p text:style-name="P1">Δεδομένων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48cm" svg:x="0.492cm" svg:y="9.68cm">
          <text:p text:style-name="P1">Κατηγοριοποιήση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48cm" svg:x="7.592cm" svg:y="9.38cm">
          <text:p text:style-name="P1">Παλινδρόμηση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74cm" svg:height="3.302cm" svg:x="4.292cm" svg:y="11.541cm">
          <text:p text:style-name="P1">Ανάλυση </text:p>
          <text:p text:style-name="P1">Χρονολογικών </text:p>
          <text:p text:style-name="P1">Σειρών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02cm" svg:height="1.48cm" svg:x="14.67cm" svg:y="9.28cm">
          <text:p text:style-name="P1">Συσταδοποιήση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02cm" svg:height="1.48cm" svg:x="16.07cm" svg:y="12.18cm">
          <text:p text:style-name="P1">Παρουσίαση</text:p>
          <text:p text:style-name="P1">Συνόψεων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02cm" svg:height="1.48cm" svg:x="21.07cm" svg:y="11.78cm">
          <text:p text:style-name="P1">Κανόνες </text:p>
          <text:p text:style-name="P1">Συσχετίσεων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02cm" svg:height="1.48cm" svg:x="23.47cm" svg:y="9.68cm">
          <text:p text:style-name="P1">Ανακάλυψη </text:p>
          <text:p text:style-name="P1">Ακολουθιών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04:09:18.224501017</meta:creation-date>
    <dc:date>2015-06-03T04:47:52.203640323</dc:date>
    <meta:editing-duration>PT4M31S</meta:editing-duration>
    <meta:editing-cycles>1</meta:editing-cycles>
    <meta:document-statistic meta:object-count="19"/>
    <meta:generator>LibreOffice/4.2.6.3$Linux_X86_64 LibreOffice_project/420m0$Build-3</meta:generator>
  </office:meta>
</office:document-meta>
</file>